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none"/>
    </style:style>
    <style:style style:name="P2" style:family="paragraph" style:parent-style-name="Standard">
      <style:paragraph-properties fo:margin-left="0cm" fo:margin-right="0cm" fo:text-align="start" style:justify-single-word="false" fo:text-indent="0cm" style:auto-text-indent="false" style:text-autospace="none"/>
    </style:style>
    <style:style style:name="P3" style:family="paragraph" style:parent-style-name="code">
      <style:text-properties fo:font-weight="bold" style:font-weight-asian="bold" style:font-weight-complex="bold"/>
    </style:style>
    <style:style style:name="P4" style:family="paragraph" style:parent-style-name="code">
      <style:text-properties fo:color="#ff0000" fo:font-weight="bold" style:font-weight-asian="bold" style:font-weight-complex="bold"/>
    </style:style>
    <style:style style:name="P5" style:family="paragraph" style:parent-style-name="code">
      <style:text-properties fo:color="#000000"/>
    </style:style>
    <style:style style:name="P6" style:family="paragraph" style:parent-style-name="code">
      <style:text-properties fo:color="#000000" fo:font-weight="bold" style:font-weight-asian="bold" style:font-weight-complex="bold"/>
    </style:style>
    <style:style style:name="P7" style:family="paragraph" style:parent-style-name="code">
      <style:text-properties fo:color="#0000ff" fo:font-weight="bold" style:font-weight-asian="bold" style:font-weight-complex="bold"/>
    </style:style>
    <style:style style:name="P8" style:family="paragraph" style:parent-style-name="code">
      <style:text-properties fo:font-size="9pt" style:font-size-asian="9pt" style:font-size-complex="9pt"/>
    </style:style>
    <style:style style:name="P9" style:family="paragraph" style:parent-style-name="Preformatted_20_Text">
      <style:paragraph-properties fo:margin-top="0cm" fo:margin-bottom="0.499cm"/>
    </style:style>
    <style:style style:name="P10" style:family="paragraph" style:parent-style-name="Standard">
      <style:text-properties fo:color="#000000" style:font-name="Monaco" style:font-name-asian="Monaco" style:font-name-complex="Monaco"/>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de">
      <style:text-properties fo:color="#ff0000" fo:font-weight="bold" style:font-weight-asian="bold" style:font-weight-complex="bold"/>
    </style:style>
    <style:style style:name="P13" style:family="paragraph" style:parent-style-name="Text_20_body" style:list-style-name="List_20_3"/>
    <style:style style:name="P14" style:family="paragraph" style:parent-style-name="Text_20_body" style:list-style-name="L1"/>
    <style:style style:name="P15" style:family="paragraph" style:parent-style-name="Text_20_body">
      <style:text-properties fo:language="en" fo:country="none"/>
    </style:style>
    <style:style style:name="P16" style:family="paragraph" style:parent-style-name="Text_20_body" style:list-style-name="List_20_3">
      <style:text-properties fo:language="en" fo:country="none"/>
    </style:style>
    <style:style style:name="P17" style:family="paragraph" style:parent-style-name="Text_20_body" style:list-style-name="List_20_3">
      <style:text-properties fo:font-weight="normal" style:font-weight-asian="normal" style:font-weight-complex="normal"/>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Heading_20_3">
      <style:text-properties fo:language="en" fo:country="none"/>
    </style:style>
    <style:style style:name="P20" style:family="paragraph" style:parent-style-name="Standard" style:list-style-name="List_20_3"/>
    <style:style style:name="P21" style:family="paragraph" style:parent-style-name="Standard">
      <style:text-properties fo:font-weight="bold" style:font-weight-asian="bold" style:font-weight-complex="bold"/>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color="#0000ff" fo:font-weight="bold" style:font-weight-asian="bold" style:font-weight-complex="bold"/>
    </style:style>
    <style:style style:name="T4" style:family="text">
      <style:text-properties fo:color="#0000ff" fo:font-weight="normal" style:font-weight-asian="normal" style:font-weight-complex="normal"/>
    </style:style>
    <style:style style:name="T5" style:family="text">
      <style:text-properties fo:color="#008080"/>
    </style:style>
    <style:style style:name="T6" style:family="text">
      <style:text-properties fo:color="#3f7f7f"/>
    </style:style>
    <style:style style:name="T7" style:family="text">
      <style:text-properties fo:color="#7f007f"/>
    </style:style>
    <style:style style:name="T8" style:family="text">
      <style:text-properties fo:color="#000000"/>
    </style:style>
    <style:style style:name="T9" style:family="text">
      <style:text-properties fo:color="#000000" style:font-name="Monaco" fo:font-size="14pt" style:font-name-asian="Monaco" style:font-size-asian="14pt" style:font-name-complex="Monaco" style:font-size-complex="14pt"/>
    </style:style>
    <style:style style:name="T10" style:family="text">
      <style:text-properties fo:color="#000000" fo:font-style="italic" style:font-style-asian="italic" style:font-style-complex="italic"/>
    </style:style>
    <style:style style:name="T11" style:family="text">
      <style:text-properties fo:color="#000000" fo:font-weight="bold" style:font-weight-asian="bold" style:font-weight-complex="bold"/>
    </style:style>
    <style:style style:name="T12" style:family="text">
      <style:text-properties fo:color="#2a00ff"/>
    </style:style>
    <style:style style:name="T13" style:family="text">
      <style:text-properties fo:color="#2a00ff" fo:font-style="italic" style:font-style-asian="italic" style:font-style-complex="italic"/>
    </style:style>
    <style:style style:name="T14" style:family="text">
      <style:text-properties fo:color="#7f0055"/>
    </style:style>
    <style:style style:name="T15" style:family="text">
      <style:text-properties fo:color="#7f0055" fo:font-weight="bold" style:font-weight-asian="bold" style:font-weight-complex="bold"/>
    </style:style>
    <style:style style:name="T16" style:family="text">
      <style:text-properties fo:color="#646464"/>
    </style:style>
    <style:style style:name="T17" style:family="text">
      <style:text-properties fo:color="#0000c0"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fo:color="#ff0000" fo:font-weight="bold" style:font-weight-asian="bold" style:font-weight-complex="bol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1"><text:a xlink:type="simple" xlink:href="#__RefHeading__6578_655597440" text:style-name="Internet_20_link" text:visited-style-name="Internet_20_link">1. </text:a>Android Entwicklung: Listen<text:tab/>1</text:p>
          <text:p text:style-name="P22"><text:a xlink:type="simple" xlink:href="#__RefHeading__6580_655597440" text:style-name="Internet_20_link" text:visited-style-name="Internet_20_link">1.1. </text:a>Ziele<text:tab/>1</text:p>
          <text:p text:style-name="P22"><text:a xlink:type="simple" xlink:href="#__RefHeading__6582_655597440" text:style-name="Internet_20_link" text:visited-style-name="Internet_20_link">1.2. </text:a>Listen: Einführung<text:tab/>1</text:p>
          <text:p text:style-name="P18"><text:a xlink:type="simple" xlink:href="#__RefHeading__6584_655597440" text:style-name="Internet_20_link" text:visited-style-name="Internet_20_link">1.2.1. </text:a>Die Klasse ListView<text:tab/>1</text:p>
          <text:p text:style-name="P18"><text:a xlink:type="simple" xlink:href="#__RefHeading__6586_655597440" text:style-name="Internet_20_link" text:visited-style-name="Internet_20_link">1.2.2. </text:a>Die Klasse ListActivity<text:tab/>2</text:p>
          <text:p text:style-name="P22"><text:a xlink:type="simple" xlink:href="#__RefHeading__6588_655597440" text:style-name="Internet_20_link" text:visited-style-name="Internet_20_link">1.3. </text:a>Beispiele: ListActivity und ArrayAdapter<text:tab/>2</text:p>
          <text:p text:style-name="P18"><text:a xlink:type="simple" xlink:href="#__RefHeading__6590_655597440" text:style-name="Internet_20_link" text:visited-style-name="Internet_20_link">1.3.1. </text:a>Beispiel: A02-ListActivity1<text:tab/>2</text:p>
          <text:p text:style-name="P22"><text:a xlink:type="simple" xlink:href="#__RefHeading__6592_655597440" text:style-name="Internet_20_link" text:visited-style-name="Internet_20_link">1.4. </text:a>Datenquellen<text:tab/>3</text:p>
          <text:p text:style-name="P18"><text:a xlink:type="simple" xlink:href="#__RefHeading__6594_655597440" text:style-name="Internet_20_link" text:visited-style-name="Internet_20_link">1.4.1. </text:a>Beispiel: A02-SimpleCursorAdapter-Browser<text:tab/>4</text:p>
          <text:p text:style-name="P18"><text:a xlink:type="simple" xlink:href="#__RefHeading__6596_655597440" text:style-name="Internet_20_link" text:visited-style-name="Internet_20_link">1.4.2. </text:a>Aufgabe: A02-SimpleCursorAdapter-Contacts (m)<text:tab/>5</text:p>
          <text:p text:style-name="P22"><text:a xlink:type="simple" xlink:href="#__RefHeading__6598_655597440" text:style-name="Internet_20_link" text:visited-style-name="Internet_20_link">1.5. </text:a>+Layout der Listen selbst gestalten<text:tab/>5</text:p>
          <text:p text:style-name="P18"><text:a xlink:type="simple" xlink:href="#__RefHeading__6600_655597440" text:style-name="Internet_20_link" text:visited-style-name="Internet_20_link">1.5.1. </text:a>Aufgabe: A02-SimpleCursorAdapter-browser-textlayout<text:tab/>6</text:p>
          <text:p text:style-name="P18"><text:a xlink:type="simple" xlink:href="#__RefHeading__6602_655597440" text:style-name="Internet_20_link" text:visited-style-name="Internet_20_link">1.5.2. </text:a>Aufgabe: Liste mit Icons<text:tab/>8</text:p>
          <text:p text:style-name="P18"><text:a xlink:type="simple" xlink:href="#__RefHeading__6604_655597440" text:style-name="Internet_20_link" text:visited-style-name="Internet_20_link">1.5.3. </text:a>Aufgabe: Liste mit Checkbox<text:tab/>10</text:p>
          <text:p text:style-name="P18"><text:a xlink:type="simple" xlink:href="#__RefHeading__6606_655597440" text:style-name="Internet_20_link" text:visited-style-name="Internet_20_link">1.5.4. </text:a>Aufgabe: Liste mit Action<text:tab/>12</text:p>
        </text:index-body>
      </text:table-of-content>
      <text:p text:style-name="Text_20_body"/>
      <text:h text:style-name="Heading_20_1" text:outline-level="1" text:restart-numbering="true" text:start-value="-1"><text:bookmark-start text:name="__RefHeading__6578_655597440"/>Android Entwicklung: Listen<text:bookmark-end text:name="__RefHeading__6578_655597440"/></text:h>
      <text:h text:style-name="Heading_20_2" text:outline-level="2"><text:bookmark-start text:name="__RefHeading__6580_655597440"/>Ziele<text:bookmark-end text:name="__RefHeading__6580_655597440"/></text:h>
      <text:list xml:id="list8227892295967636120" text:style-name="List_20_3">
        <text:list-item>
          <text:p text:style-name="P13">Einführung in die Entwicklung von Software unter Android</text:p>
        </text:list-item>
        <text:list-item>
          <text:p text:style-name="P13">Quellen:</text:p>
          <text:list>
            <text:list-item>
              <text:p text:style-name="P13"><text:a xlink:type="simple" xlink:href="http://www.vogella.de/android.html">http://www.vogella.de/android.html</text:a></text:p>
            </text:list-item>
          </text:list>
        </text:list-item>
      </text:list>
      <text:p text:style-name="Text_20_body"/>
      <text:h text:style-name="Heading_20_2" text:outline-level="2"><text:bookmark-start text:name="__RefHeading__6582_655597440"/>Listen: Einführung<text:bookmark-end text:name="__RefHeading__6582_655597440"/></text:h>
      <text:p text:style-name="Text_20_body">Viele Android Apps basieren auf der Darstellung von Daten in Form von Listen.</text:p>
      <text:p text:style-name="Text_20_body">Dazu bietet Android die Klassen </text:p>
      <text:list xml:id="list3577462185884762986" text:style-name="L1">
        <text:list-item>
          <text:p text:style-name="P14"><text:span text:style-name="T2">ListAcitivity</text:span> (eine Anwendung, die auf Listendarstellung basiert)</text:p>
        </text:list-item>
        <text:list-item>
          <text:p text:style-name="P14"><text:span text:style-name="T2">ListView</text:span> (zur Anzeige der Daten)</text:p>
        </text:list-item>
        <text:list-item>
          <text:p text:style-name="P14"><text:span text:style-name="T2">ArrayAdapter</text:span> (zur Speicherung der Daten)</text:p>
        </text:list-item>
        <text:list-item>
          <text:p text:style-name="P14"><text:span text:style-name="T2">SimpleCursorAdapter</text:span> (zur Speicherung der Daten in Vbdg. mit Datenbanken)</text:p>
        </text:list-item>
      </text:list>
      <text:p text:style-name="Text_20_body"/>
      <text:p text:style-name="Text_20_body"/>
      <text:h text:style-name="P19" text:outline-level="3"><text:bookmark-start text:name="__RefHeading__6584_655597440"/>Die Klasse ListView<text:bookmark-end text:name="__RefHeading__6584_655597440"/></text:h>
      <text:list xml:id="list758698729" text:continue-list="list8227892295967636120" text:style-name="List_20_3">
        <text:list-item>
          <text:p text:style-name="P16">Trennung: Anzeige und Datenbestand<text:line-break/><text:span text:style-name="T2">ListView</text:span> Objekte werden zur Anzeige von scrollbaren Listeneinträgen verwendet. <text:line-break/><text:line-break/>Die Daten selbst werden von einem sog. <text:span text:style-name="T2">Adapter</text:span>-Objekt geliefert.</text:p>
        </text:list-item>
      </text:list>
      <text:p text:style-name="P1"/>
      <text:p text:style-name="P1"><text:soft-page-break/>Android hat 2 Standard Adapter, </text:p>
      <text:list xml:id="list498354032" text:continue-numbering="true" text:style-name="List_20_3">
        <text:list-item>
          <text:p text:style-name="P16"><text:span text:style-name="T2">ArrayAdapter/ListAdapter</text:span><text:line-break/>verwalten die Daten mittels Arrays oder Listen <text:line-break/></text:p>
        </text:list-item>
        <text:list-item>
          <text:p text:style-name="P13"><text:span text:style-name="T2">SimpleCursorAdapter</text:span><text:line-break/>verwaltet die Daten aus einer Datenbank.<text:line-break/></text:p>
        </text:list-item>
      </text:list>
      <text:p text:style-name="Text_20_body">Sie können auch eigene Adapter programmieren, indem Sie ihren Adapter von der Klasse <text:span text:style-name="T19">BaseAdapter</text:span> ableiten.</text:p>
      <text:p text:style-name="Text_20_body"/>
      <text:p text:style-name="Text_20_body">Das folg. Tutorial verwendet ArrayAdapter. </text:p>
      <text:p text:style-name="P1">CursorAdapter werden in einem eigenen Datenbank/SQLite-Dokument beschreiben.</text:p>
      <text:p text:style-name="P1"/>
      <text:h text:style-name="P19" text:outline-level="3"><text:bookmark-start text:name="__RefHeading__6586_655597440"/>Die Klasse ListActivity<text:bookmark-end text:name="__RefHeading__6586_655597440"/></text:h>
      <text:p text:style-name="P1">Android stellt bereits die Klasse ListActivity zur Verfügung. </text:p>
      <text:p text:style-name="P1">Wenn in der Anwendung nur eine Liste verwendet werden soll, kann man von <text:span text:style-name="T2">ListActivity</text:span> eine Unterklasse bilden.</text:p>
      <text:p text:style-name="P1"><text:s/></text:p>
      <text:p text:style-name="P1">"ListActivity" enthält bereits einen <text:s/>"<text:span text:style-name="T2">ListAdapter</text:span>", der für die Datenhaltung zuständig ist. </text:p>
      <text:p text:style-name="P1"/>
      <text:p text:style-name="P1">Der Adapter muss in der <text:span text:style-name="T2">onCreate</text:span>() Method der Activity mittels <text:span text:style-name="T2">setListAdapter</text:span>() gesetzt werden. </text:p>
      <text:p text:style-name="P1"/>
      <text:p text:style-name="P1">Wenn der User einen Listenentrag auswählt, wird die Methode <text:span text:style-name="T2">onListItemClick</text:span>() aufgerufen.</text:p>
      <text:p text:style-name="P1"/>
      <text:p text:style-name="P1"/>
      <text:p text:style-name="P1">Android unterstützt auch einige Defaultlayouts, wie das folgende Beispiel zeigt:</text:p>
      <text:p text:style-name="Text_20_body"/>
      <text:h text:style-name="Heading_20_2" text:outline-level="2"><text:bookmark-start text:name="__RefHeading__6588_655597440"/>Beispiele: ListActivity und ArrayAdapter<text:bookmark-end text:name="__RefHeading__6588_655597440"/></text:h>
      <text:h text:style-name="Heading_20_3" text:outline-level="3"><text:bookmark-start text:name="__RefHeading__6590_655597440"/>Beispiel: A02-ListActivity1<text:bookmark-end text:name="__RefHeading__6590_655597440"/></text:h>
      <text:p text:style-name="Text_20_body">Wir wollen hier für die Listengestaltung ein bereitgestelltes Standardlayout (<text:span text:style-name="T3">android.R.layout.simple_list_item_1</text:span><text:span text:style-name="T4">)</text:span><text:span text:style-name="T19"> </text:span>verwenden.</text:p>
      <text:p text:style-name="Text_20_body">Das automatisch erstellte main.xml wird also nicht verwendet. <text:s/>//setContentView(R.layout.main); muss also auskommentiert werden.</text:p>
      <text:p text:style-name="Text_20_body"/>
      <text:list xml:id="list1456704139" text:continue-numbering="true" text:style-name="List_20_3">
        <text:list-item>
          <text:p text:style-name="P20">Projekt: A02-ListActivity1</text:p>
        </text:list-item>
        <text:list-item>
          <text:p text:style-name="P20">Datei: <text:span text:style-name="T8">ListActivity1.java</text:span><text:line-break/></text:p>
        </text:list-item>
      </text:list>
      <text:p text:style-name="code"><text:span text:style-name="T15">package</text:span><text:span text:style-name="T8"> org.ht.android;</text:span></text:p>
      <text:p text:style-name="code"/>
      <text:p text:style-name="code"><text:span text:style-name="T15">import</text:span><text:span text:style-name="T8"> android.app.ListActivity;</text:span></text:p>
      <text:p text:style-name="code"><text:soft-page-break/><text:span text:style-name="T15">import</text:span><text:span text:style-name="T8"> android.os.Bundle;</text:span></text:p>
      <text:p text:style-name="code"><text:span text:style-name="T15">import</text:span><text:span text:style-name="T8"> android.view.View;</text:span></text:p>
      <text:p text:style-name="code"><text:span text:style-name="T15">import</text:span><text:span text:style-name="T8"> android.widget.ArrayAdapter;</text:span></text:p>
      <text:p text:style-name="code"><text:span text:style-name="T15">import</text:span><text:span text:style-name="T8"> android.widget.ListView;</text:span></text:p>
      <text:p text:style-name="code"><text:span text:style-name="T15">import</text:span><text:span text:style-name="T8"> android.widget.Toast;</text:span></text:p>
      <text:p text:style-name="code"/>
      <text:p text:style-name="code"><text:span text:style-name="T15">public</text:span><text:span text:style-name="T8"> </text:span><text:span text:style-name="T15">class</text:span><text:span text:style-name="T8"> ListActivity1 </text:span><text:span text:style-name="T20">extends ListActivity</text:span><text:span text:style-name="T8"> {</text:span></text:p>
      <text:p text:style-name="code"><text:span text:style-name="T8"><text:s text:c="4"/></text:span><text:span text:style-name="T16">@Override</text:span></text:p>
      <text:p text:style-name="code"><text:span text:style-name="T8"><text:s text:c="4"/></text:span><text:span text:style-name="T15">public</text:span><text:span text:style-name="T8"> </text:span><text:span text:style-name="T15">void</text:span><text:span text:style-name="T8"> onCreate(Bundle savedInstanceState) {</text:span></text:p>
      <text:p text:style-name="code"><text:span text:style-name="T8"><text:s text:c="8"/></text:span><text:span text:style-name="T15">super</text:span><text:span text:style-name="T8">.onCreate(savedInstanceState);</text:span></text:p>
      <text:p text:style-name="code"><text:s text:c="8"/></text:p>
      <text:p text:style-name="code"><text:span text:style-name="T8"><text:s text:c="8"/></text:span><text:span text:style-name="T3">//setContentView(R.layout.main);</text:span></text:p>
      <text:p text:style-name="code"><text:s text:c="8"/></text:p>
      <text:p text:style-name="code"><text:s text:c="8"/></text:p>
      <text:p text:style-name="code"><text:s text:c="8"/></text:p>
      <text:p text:style-name="code"><text:span text:style-name="T11"><text:tab/><text:tab/></text:span><text:span text:style-name="T3">// 1. DIE DATEN</text:span></text:p>
      <text:p text:style-name="P5"><text:span text:style-name="T2"><text:tab/><text:tab/></text:span><text:span text:style-name="T2">// array of Strings, that will be put to our ListActivity</text:span></text:p>
      <text:p text:style-name="P5"><text:span text:style-name="T2"><text:tab/><text:tab/></text:span><text:span text:style-name="T2">//</text:span></text:p>
      <text:p text:style-name="code"><text:span text:style-name="T8"><text:tab/><text:tab/>String[] names = </text:span><text:span text:style-name="T15">new</text:span><text:span text:style-name="T8"> String[] { </text:span></text:p>
      <text:p text:style-name="code"><text:span text:style-name="T8"><text:tab/><text:tab/><text:tab/></text:span><text:span text:style-name="T12">"Linux"</text:span><text:span text:style-name="T8">, </text:span><text:span text:style-name="T12">"Windows7"</text:span><text:span text:style-name="T8">, </text:span><text:span text:style-name="T12">"Eclipse"</text:span><text:span text:style-name="T8">, </text:span><text:span text:style-name="T12">"Suse"</text:span><text:span text:style-name="T8">,</text:span></text:p>
      <text:p text:style-name="code"><text:span text:style-name="T8"><text:tab/><text:tab/><text:tab/></text:span><text:span text:style-name="T12">"Ubuntu"</text:span><text:span text:style-name="T8">, </text:span><text:span text:style-name="T12">"Solaris"</text:span><text:span text:style-name="T8">, </text:span><text:span text:style-name="T12">"Android"</text:span><text:span text:style-name="T8">, </text:span><text:span text:style-name="T12">"iPhone"</text:span><text:span text:style-name="T8">};</text:span></text:p>
      <text:p text:style-name="code"/>
      <text:p text:style-name="code"><text:tab/><text:tab/></text:p>
      <text:p text:style-name="code"><text:span text:style-name="T8"><text:tab/><text:tab/></text:span><text:span text:style-name="T3">// 2. Der ARRAYADAPTER,</text:span></text:p>
      <text:p text:style-name="P5"><text:tab/><text:tab/><text:span text:style-name="T2">// damit die obigen Strings in der ListView </text:span></text:p>
      <text:p text:style-name="P5"><text:tab/><text:tab/><text:span text:style-name="T2">// angezeigt werden</text:span></text:p>
      <text:p text:style-name="P4"><text:tab/><text:tab/>this.setListAdapter(new ArrayAdapter&lt;String&gt;(</text:p>
      <text:p text:style-name="P4"><text:tab/><text:tab/><text:tab/><text:tab/>this,</text:p>
      <text:p text:style-name="P4"><text:tab/><text:tab/><text:tab/><text:tab/>android.R.layout.<text:span text:style-name="T18">simple_list_item_1</text:span>, </text:p>
      <text:p text:style-name="code"><text:span text:style-name="T20"><text:tab/><text:tab/><text:tab/><text:tab/>names));</text:span><text:span text:style-name="T8"><text:tab/><text:tab/><text:tab/><text:tab/></text:span></text:p>
      <text:p text:style-name="code"><text:tab/>}</text:p>
      <text:p text:style-name="code"/>
      <text:p text:style-name="code"/>
      <text:p text:style-name="code"><text:span text:style-name="T8"><text:s text:c="4"/></text:span><text:span text:style-name="T3">// 3. onListItemCLICK</text:span></text:p>
      <text:p text:style-name="P4"><text:tab/>@Override</text:p>
      <text:p text:style-name="P4"><text:tab/>protected void onListItemClick(ListView lv, </text:p>
      <text:p text:style-name="P4"><text:tab/><text:tab/><text:tab/><text:tab/><text:tab/>View v, int position, long id) {</text:p>
      <text:p text:style-name="code"><text:tab/><text:tab/></text:p>
      <text:p text:style-name="code"><text:span text:style-name="T8"><text:tab/><text:tab/></text:span><text:span text:style-name="T15">super</text:span><text:span text:style-name="T11">.onListItemClick(lv, v, position, id);</text:span></text:p>
      <text:p text:style-name="P3"/>
      <text:p text:style-name="code"><text:tab/><text:tab/></text:p>
      <text:p text:style-name="P5"><text:tab/><text:tab/><text:span text:style-name="T2">// Get the item that was clicked</text:span></text:p>
      <text:p text:style-name="P7"><text:tab/><text:tab/>Object o = this.getListAdapter().getItem(position);</text:p>
      <text:p text:style-name="P7"/>
      <text:p text:style-name="code"><text:tab/><text:tab/>String keyword = o.toString();</text:p>
      <text:p text:style-name="code"/>
      <text:p text:style-name="code"><text:span text:style-name="T8"><text:tab/><text:tab/>Toast.</text:span><text:span text:style-name="T10">makeText</text:span><text:span text:style-name="T8">(</text:span><text:span text:style-name="T15">this</text:span><text:span text:style-name="T8">, </text:span><text:span text:style-name="T12">"You selected: "</text:span><text:span text:style-name="T8"> + keyword,</text:span></text:p>
      <text:p text:style-name="code"><text:span text:style-name="T8"><text:tab/><text:tab/><text:tab/><text:tab/>Toast.</text:span><text:span text:style-name="T17">LENGTH_LONG</text:span><text:span text:style-name="T8">).show();</text:span></text:p>
      <text:p text:style-name="code"><text:tab/>}</text:p>
      <text:p text:style-name="code">}</text:p>
      <text:p text:style-name="Text_20_body"/>
      <text:h text:style-name="Heading_20_2" text:outline-level="2"><text:bookmark-start text:name="__RefHeading__6592_655597440"/>Datenquellen<text:bookmark-end text:name="__RefHeading__6592_655597440"/></text:h>
      <text:p text:style-name="Text_20_body">Die folg. Beispiele sollen einen ersten Einblick auf den Zugriff sogenannter ContentProvider (Datenquellen) zeigen. Details folgen in einem eigenen Kapitel.</text:p>
      <text:p text:style-name="Text_20_body"><text:soft-page-break/></text:p>
      <text:h text:style-name="Heading_20_3" text:outline-level="3"><text:bookmark-start text:name="__RefHeading__6594_655597440"/>Beispiel: A02-SimpleCursorAdapter-Browser<text:bookmark-end text:name="__RefHeading__6594_655597440"/></text:h>
      <text:list xml:id="list172116341" text:continue-numbering="true" text:style-name="List_20_3">
        <text:list-item>
          <text:p text:style-name="P13">Fertiges Layout:<text:line-break/>Wir wollen hier für die Listengestaltung ein weiteres bereitgestelltes Standardlayout (<text:span text:style-name="T3">android.R.layout.simple_list_item_2</text:span><text:span text:style-name="T4">)</text:span><text:span text:style-name="T19"> </text:span>verwenden.<text:line-break/><text:line-break/>Das automatisch erstellte main.xml wird also nicht verwendet. <text:s/>//setContentView(R.layout.main); muss also auskommentiert werden.</text:p>
        </text:list-item>
      </text:list>
      <text:p text:style-name="Text_20_body"/>
      <text:list xml:id="list905582293" text:continue-numbering="true" text:style-name="List_20_3">
        <text:list-item>
          <text:p text:style-name="P13">Datenquelle:<text:line-break/>Weiters soll hier gezeigt werden, wie auf die Daten aus einer bestimmten Datenquelle (hier die Bookmarks des Browsers) zugegriffen werden kann.<text:line-break/></text:p>
        </text:list-item>
        <text:list-item>
          <text:p text:style-name="P20">Projekt: Android02-SimpleCursorAdapter-Browser</text:p>
        </text:list-item>
        <text:list-item>
          <text:p text:style-name="P20">Datei: <text:span text:style-name="T8">SimpleCursorAdapterActivity.java</text:span></text:p>
        </text:list-item>
      </text:list>
      <text:p text:style-name="Standard"/>
      <text:p text:style-name="Standard">ins AndroidManifest.xml</text:p>
      <text:p text:style-name="P8"><text:span text:style-name="T5">&lt;</text:span><text:span text:style-name="T6">uses-permission</text:span> <text:span text:style-name="T7">android:name</text:span><text:span text:style-name="T8">=</text:span><text:span text:style-name="T13">"com.android.browser.permission.READ_HISTORY_BOOKMARKS"</text:span> <text:span text:style-name="T5">/&gt;</text:span></text:p>
      <text:p text:style-name="P8"><text:span text:style-name="T5">&lt;</text:span><text:span text:style-name="T6">uses-permission</text:span> <text:span text:style-name="T7">android:name</text:span><text:span text:style-name="T8">=</text:span><text:span text:style-name="T13">"com.android.broswer.permission.WRITE_HISTORY_BOOKMARKS"</text:span> <text:span text:style-name="T5">/&gt;</text:span></text:p>
      <text:p text:style-name="P10"><text:s/></text:p>
      <text:p text:style-name="P10"/>
      <text:p text:style-name="code"><text:span text:style-name="T15">package</text:span><text:span text:style-name="T8"> org.ht.android;</text:span></text:p>
      <text:p text:style-name="code"/>
      <text:p text:style-name="code"><text:span text:style-name="T15">import</text:span><text:span text:style-name="T8"> android.app.ListActivity;</text:span></text:p>
      <text:p text:style-name="code"><text:span text:style-name="T15">import</text:span><text:span text:style-name="T8"> android.database.Cursor;</text:span></text:p>
      <text:p text:style-name="code"><text:span text:style-name="T15">import</text:span><text:span text:style-name="T8"> android.os.Bundle;</text:span></text:p>
      <text:p text:style-name="code"><text:span text:style-name="T15">import</text:span><text:span text:style-name="T8"> android.provider.Browser;</text:span></text:p>
      <text:p text:style-name="code"/>
      <text:p text:style-name="code"><text:span text:style-name="T15">import</text:span><text:span text:style-name="T8"> android.widget.SimpleCursorAdapter;</text:span></text:p>
      <text:p text:style-name="code"/>
      <text:p text:style-name="code"><text:span text:style-name="T15">public</text:span><text:span text:style-name="T8"> </text:span><text:span text:style-name="T15">class</text:span><text:span text:style-name="T8"> SimpleCursorAdapterActivity </text:span><text:span text:style-name="T20">extends ListActivity</text:span><text:span text:style-name="T8"> {</text:span></text:p>
      <text:p text:style-name="code"><text:s text:c="4"/></text:p>
      <text:p text:style-name="code"><text:span text:style-name="T8"><text:s text:c="4"/></text:span><text:span text:style-name="T16">@Override</text:span></text:p>
      <text:p text:style-name="code"><text:span text:style-name="T8"><text:s text:c="4"/></text:span><text:span text:style-name="T15">public</text:span><text:span text:style-name="T8"> </text:span><text:span text:style-name="T15">void</text:span><text:span text:style-name="T8"> onCreate(Bundle savedInstanceState) {</text:span></text:p>
      <text:p text:style-name="code"><text:span text:style-name="T8"><text:s text:c="8"/></text:span><text:span text:style-name="T15">super</text:span><text:span text:style-name="T8">.onCreate(savedInstanceState);</text:span></text:p>
      <text:p text:style-name="code"><text:span text:style-name="T8"><text:s text:c="8"/></text:span><text:span text:style-name="T3">//setContentView(R.layout.main);</text:span></text:p>
      <text:p text:style-name="code"><text:s text:c="8"/></text:p>
      <text:p text:style-name="code"/>
      <text:p text:style-name="code"><text:span text:style-name="T8"><text:s text:c="8"/></text:span><text:span text:style-name="T3">// DB - FELDER</text:span></text:p>
      <text:p text:style-name="code"><text:span text:style-name="T8"><text:s text:c="8"/>String[] projection = </text:span><text:span text:style-name="T15">new</text:span><text:span text:style-name="T8"> String[] {</text:span></text:p>
      <text:p text:style-name="code"><text:span text:style-name="T8"><text:tab/><text:tab/><text:tab/><text:tab/><text:tab/><text:tab/><text:tab/>Browser.BookmarkColumns.</text:span><text:span text:style-name="T17">_ID</text:span><text:span text:style-name="T8">, </text:span></text:p>
      <text:p text:style-name="code"><text:span text:style-name="T8"><text:s text:c="37"/><text:tab/>Browser.BookmarkColumns.</text:span><text:span text:style-name="T17">TITLE</text:span><text:span text:style-name="T8">, </text:span></text:p>
      <text:p text:style-name="code"><text:span text:style-name="T8"><text:s text:c="37"/>Browser.BookmarkColumns.</text:span><text:span text:style-name="T17">URL</text:span><text:span text:style-name="T8">};</text:span></text:p>
      <text:p text:style-name="code"><text:s text:c="8"/></text:p>
      <text:p text:style-name="code"><text:span text:style-name="T8"><text:s text:c="8"/></text:span><text:span text:style-name="T3">// WAS soll angezeigt werden</text:span></text:p>
      <text:p text:style-name="code"><text:span text:style-name="T8"><text:s text:c="8"/>String[] displayFields = </text:span><text:span text:style-name="T15">new</text:span><text:span text:style-name="T8"> String[]</text:span></text:p>
      <text:p text:style-name="code"><text:span text:style-name="T8"><text:tab/><text:tab/><text:tab/><text:tab/> {Browser.BookmarkColumns.</text:span><text:span text:style-name="T17">TITLE</text:span><text:span text:style-name="T8">, </text:span></text:p>
      <text:p text:style-name="code"><text:span text:style-name="T8"><text:s text:c="23"/>Browser.BookmarkColumns.</text:span><text:span text:style-name="T17">URL</text:span><text:span text:style-name="T8">};</text:span></text:p>
      <text:p text:style-name="code"><text:s text:c="8"/></text:p>
      <text:p text:style-name="code"><text:span text:style-name="T8"><text:s text:c="8"/></text:span><text:span text:style-name="T3">// WO soll WAS anezeigt werden</text:span></text:p>
      <text:p text:style-name="code"><text:span text:style-name="T8"><text:s text:c="8"/></text:span><text:span text:style-name="T15">int</text:span><text:span text:style-name="T8">[] displayViews = </text:span><text:span text:style-name="T15">new</text:span><text:span text:style-name="T8"> </text:span><text:span text:style-name="T15">int</text:span><text:span text:style-name="T8">[] { android.R.id.</text:span><text:span text:style-name="T17">text1</text:span><text:span text:style-name="T8">, </text:span></text:p>
      <text:p text:style-name="code"><text:span text:style-name="T8"><text:s text:c="37"/>android.R.id.</text:span><text:span text:style-name="T17">text2</text:span><text:span text:style-name="T8"> };</text:span></text:p>
      <text:p text:style-name="code"><text:soft-page-break/></text:p>
      <text:p text:style-name="P6"><text:s text:c="8"/>Cursor cur = managedQuery(</text:p>
      <text:p text:style-name="P3"><text:span text:style-name="T8"><text:tab/><text:tab/><text:tab/><text:tab/>android.provider.Browser.</text:span><text:span text:style-name="T17">BOOKMARKS_URI</text:span><text:span text:style-name="T8">, </text:span></text:p>
      <text:p text:style-name="P3"><text:span text:style-name="T8"><text:s text:c="21"/>projection, </text:span><text:span text:style-name="T14">null</text:span><text:span text:style-name="T8">, </text:span><text:span text:style-name="T14">null</text:span><text:span text:style-name="T8">, </text:span><text:span text:style-name="T14">null</text:span><text:span text:style-name="T8">);</text:span></text:p>
      <text:p text:style-name="code"><text:s text:c="8"/></text:p>
      <text:p text:style-name="code"><text:s text:c="8"/></text:p>
      <text:p text:style-name="P4"><text:s text:c="8"/>setListAdapter(new SimpleCursorAdapter(this, </text:p>
      <text:p text:style-name="P4"><text:s text:c="16"/>android.R.layout.<text:span text:style-name="T18">simple_list_item_2</text:span>, </text:p>
      <text:p text:style-name="P4"><text:tab/><text:tab/><text:tab/>cur, </text:p>
      <text:p text:style-name="P4"><text:s text:c="16"/>displayFields, </text:p>
      <text:p text:style-name="P4"><text:tab/><text:tab/><text:tab/>displayViews));</text:p>
      <text:p text:style-name="code"><text:s text:c="3"/>}</text:p>
      <text:p text:style-name="code">}</text:p>
      <text:p text:style-name="code"/>
      <text:p text:style-name="code"/>
      <text:p text:style-name="P2"/>
      <text:p text:style-name="Standard"/>
      <text:h text:style-name="Heading_20_3" text:outline-level="3"><text:bookmark-start text:name="__RefHeading__6596_655597440"/>Aufgabe: A02-SimpleCursorAdapter-Contacts (m)<text:bookmark-end text:name="__RefHeading__6596_655597440"/></text:h>
      <text:p text:style-name="Standard">Erstellen Sie analog zum vorigen Beispiel eine Acitivity, die auf die Kontakte zugreift.</text:p>
      <text:p text:style-name="Standard">Dazu erstellen Sie zunächst 3 Kontakte im Emulator.</text:p>
      <text:p text:style-name="Standard"/>
      <text:p text:style-name="Standard">Dann verwenden Sie das obige Beispiel und folgende Methode:</text:p>
      <text:p text:style-name="Standard"/>
      <text:p text:style-name="code"/>
      <text:p text:style-name="code"><text:span text:style-name="T15">private</text:span><text:span text:style-name="T8"> Cursor getContacts() {</text:span></text:p>
      <text:p text:style-name="code"><text:span text:style-name="T8"><text:tab/><text:tab/></text:span><text:span text:style-name="T3">// Run query</text:span></text:p>
      <text:p text:style-name="code"><text:span text:style-name="T8"><text:tab/><text:tab/>Uri uri = ContactsContract.Contacts.</text:span><text:span text:style-name="T17">CONTENT_URI</text:span><text:span text:style-name="T8">;</text:span></text:p>
      <text:p text:style-name="code"><text:tab/><text:tab/></text:p>
      <text:p text:style-name="code"><text:span text:style-name="T8"><text:tab/><text:tab/>String[] projection = </text:span><text:span text:style-name="T15">new</text:span><text:span text:style-name="T8"> String[] { </text:span></text:p>
      <text:p text:style-name="code"><text:span text:style-name="T8"><text:tab/><text:tab/><text:tab/><text:tab/>ContactsContract.Contacts.</text:span><text:span text:style-name="T17">_ID</text:span><text:span text:style-name="T8">,</text:span></text:p>
      <text:p text:style-name="code"><text:span text:style-name="T8"><text:tab/><text:tab/><text:tab/><text:tab/>ContactsContract.Contacts.</text:span><text:span text:style-name="T17">DISPLAY_NAME</text:span></text:p>
      <text:p text:style-name="code"><text:tab/><text:tab/><text:tab/><text:tab/></text:p>
      <text:p text:style-name="code"><text:tab/><text:tab/><text:tab/><text:tab/>};</text:p>
      <text:p text:style-name="code"><text:tab/><text:tab/></text:p>
      <text:p text:style-name="code"><text:tab/><text:tab/>String selection = </text:p>
      <text:p text:style-name="code"><text:span text:style-name="T8"><text:tab/><text:tab/><text:tab/>ContactsContract.Contacts.</text:span><text:span text:style-name="T17">IN_VISIBLE_GROUP</text:span><text:span text:style-name="T8"> + </text:span><text:span text:style-name="T12">" = '"</text:span></text:p>
      <text:p text:style-name="code"><text:span text:style-name="T8"><text:tab/><text:tab/><text:tab/><text:tab/>+ (</text:span><text:span text:style-name="T12">"1"</text:span><text:span text:style-name="T8">) + </text:span><text:span text:style-name="T12">"'"</text:span><text:span text:style-name="T8">;</text:span></text:p>
      <text:p text:style-name="code"><text:tab/><text:tab/></text:p>
      <text:p text:style-name="code"><text:span text:style-name="T8"><text:tab/><text:tab/>String[] selectionArgs = </text:span><text:span text:style-name="T15">null</text:span><text:span text:style-name="T8">;</text:span></text:p>
      <text:p text:style-name="code"><text:tab/><text:tab/></text:p>
      <text:p text:style-name="code"><text:span text:style-name="T8"><text:tab/><text:tab/>String sortOrder = ContactsContract.Contacts.</text:span><text:span text:style-name="T17">DISPLAY_NAME</text:span></text:p>
      <text:p text:style-name="code"><text:span text:style-name="T8"><text:tab/><text:tab/><text:tab/><text:tab/>+ </text:span><text:span text:style-name="T12">" COLLATE LOCALIZED ASC"</text:span><text:span text:style-name="T8">;</text:span></text:p>
      <text:p text:style-name="code"/>
      <text:p text:style-name="code"><text:span text:style-name="T8"><text:tab/><text:tab/></text:span><text:span text:style-name="T15">return</text:span><text:span text:style-name="T8"> managedQuery(uri, projection, selection, selectionArgs,</text:span></text:p>
      <text:p text:style-name="code"><text:tab/><text:tab/><text:tab/><text:tab/>sortOrder);</text:p>
      <text:p text:style-name="code"><text:span text:style-name="T9"><text:tab/></text:span>}</text:p>
      <text:p text:style-name="Standard"/>
      <text:p text:style-name="Standard"/>
      <text:p text:style-name="Text_20_body"/>
      <text:h text:style-name="Heading_20_2" text:outline-level="2"><text:bookmark-start text:name="__RefHeading__6598_655597440"/>+Layout der Listen selbst gestalten<text:bookmark-end text:name="__RefHeading__6598_655597440"/></text:h>
      <text:p text:style-name="Standard">Die Layoutgestaltung der anzuzugenden Listdaten wird oft durch</text:p>
      <text:list xml:id="list1711703777" text:continue-numbering="true" text:style-name="List_20_3">
        <text:list-item>
          <text:p text:style-name="P20">Formatierung der Textdaten (nur eine Layoutdatei hinzufügen)</text:p>
        </text:list-item>
        <text:list-item>
          <text:p text:style-name="P20"><text:soft-page-break/>Erweiterung mit Icons (ArrayAdapter erweitern)</text:p>
        </text:list-item>
        <text:list-item>
          <text:p text:style-name="P20">Erweiterung mit Checkbox (ArrayAdapter erweitern) </text:p>
          <text:p text:style-name="P20"/>
        </text:list-item>
      </text:list>
      <text:h text:style-name="Heading_20_3" text:outline-level="3"><text:bookmark-start text:name="__RefHeading__6600_655597440"/>Aufgabe: <text:span text:style-name="T2">A02-SimpleCursorAdapter-browser-textlayout</text:span><text:bookmark-end text:name="__RefHeading__6600_655597440"/></text:h>
      <text:p text:style-name="P21">Eine Liste mit eigener Textformatierung.</text:p>
      <text:p text:style-name="P21"/>
      <text:list xml:id="list1721156442" text:continue-numbering="true" text:style-name="List_20_3">
        <text:list-item>
          <text:p text:style-name="P17">Projekt: A02SimpleCursorAdapter-browser-textlayout</text:p>
        </text:list-item>
      </text:list>
      <text:p text:style-name="Text_20_body"/>
      <text:p text:style-name="Text_20_body">Rechter Mausklick <text:s/><text:span text:style-name="T2">res/layouts/</text:span> select New &gt; android XML file. </text:p>
      <text:list xml:id="list1678307219" text:continue-numbering="true" text:style-name="List_20_3">
        <text:list-item>
          <text:p text:style-name="P13">Dateiname: <text:span text:style-name="T2">text_list.xml</text:span> </text:p>
        </text:list-item>
      </text:list>
      <text:p text:style-name="Text_20_body">das root element als LinearLayout wählen und fertig.</text:p>
      <text:p text:style-name="Preformatted_20_Text"/>
      <text:list xml:id="list918438003" text:continue-numbering="true" text:style-name="List_20_3">
        <text:list-item>
          <text:p text:style-name="P13">Dateiname: text_list.xml </text:p>
        </text:list-item>
      </text:list>
      <text:p text:style-name="code">&lt;?xml version="1.0" encoding="utf-8"?&gt;</text:p>
      <text:p text:style-name="code">&lt;LinearLayout</text:p>
      <text:p text:style-name="code"><text:s text:c="4"/>xmlns:android="http://schemas.android.com/apk/res/android"</text:p>
      <text:p text:style-name="code"><text:s text:c="4"/>android:layout_width="fill_parent"</text:p>
      <text:p text:style-name="code"><text:s text:c="4"/>android:layout_height="fill_parent"</text:p>
      <text:p text:style-name="code"><text:s text:c="4"/>android:orientation="vertical"</text:p>
      <text:p text:style-name="code"><text:s text:c="4"/>&gt;</text:p>
      <text:p text:style-name="code"/>
      <text:p text:style-name="code"/>
      <text:p text:style-name="code"><text:s text:c="4"/>&lt;LinearLayout</text:p>
      <text:p text:style-name="code"><text:s text:c="8"/>xmlns:android="http://schemas.android.com/apk/res/android"</text:p>
      <text:p text:style-name="code"><text:s text:c="8"/>android:layout_width="fill_parent"</text:p>
      <text:p text:style-name="code"><text:s text:c="8"/>android:layout_height="fill_parent" </text:p>
      <text:p text:style-name="code"><text:s text:c="8"/>android:orientation="<text:span text:style-name="T2">horizontal</text:span>"</text:p>
      <text:p text:style-name="code"><text:s text:c="8"/>&gt;</text:p>
      <text:p text:style-name="code"><text:s text:c="8"/>&lt;TextView</text:p>
      <text:p text:style-name="code"><text:s text:c="12"/>android:id="@+id/<text:span text:style-name="T2">bmark_visits</text:span>"</text:p>
      <text:p text:style-name="code"><text:s text:c="12"/>android:layout_width="wrap_content" </text:p>
      <text:p text:style-name="code"><text:s text:c="12"/>android:layout_height="wrap_content"</text:p>
      <text:p text:style-name="code"><text:s text:c="12"/>/&gt;</text:p>
      <text:p text:style-name="code"><text:s text:c="8"/>&lt;TextView</text:p>
      <text:p text:style-name="code"><text:s text:c="12"/>android:id="@+id/<text:span text:style-name="T2">bmark_title</text:span>"</text:p>
      <text:p text:style-name="code"><text:s text:c="12"/>android:layout_width="wrap_content" </text:p>
      <text:p text:style-name="code"><text:s text:c="12"/>android:layout_height="wrap_content"</text:p>
      <text:p text:style-name="code"><text:s text:c="12"/>/&gt;</text:p>
      <text:p text:style-name="code"><text:s text:c="4"/>&lt;/LinearLayout&gt;</text:p>
      <text:p text:style-name="code"/>
      <text:p text:style-name="code"/>
      <text:p text:style-name="code"><text:s text:c="4"/>&lt;TextView</text:p>
      <text:p text:style-name="code"><text:s text:c="8"/>android:id="@+id/<text:span text:style-name="T2">bmark_url</text:span>"</text:p>
      <text:p text:style-name="code"><text:s text:c="8"/>android:layout_width="fill_parent" </text:p>
      <text:p text:style-name="code"><text:s text:c="8"/>android:layout_height="wrap_content"</text:p>
      <text:p text:style-name="code"><text:s text:c="8"/>/&gt;</text:p>
      <text:p text:style-name="code"/>
      <text:p text:style-name="code"/>
      <text:p text:style-name="code">&lt;/LinearLayout&gt;</text:p>
      <text:p text:style-name="Text_20_body"/>
      <text:p text:style-name="Text_20_body"/>
      <text:p text:style-name="Standard"><text:soft-page-break/>ins AndroidManifest.xml</text:p>
      <text:p text:style-name="P8"><text:span text:style-name="T5">&lt;</text:span><text:span text:style-name="T6">uses-permission</text:span> <text:span text:style-name="T7">android:name</text:span><text:span text:style-name="T8">=</text:span><text:span text:style-name="T13">"com.android.browser.permission.READ_HISTORY_BOOKMARKS"</text:span> <text:span text:style-name="T5">/&gt;</text:span></text:p>
      <text:p text:style-name="P8"><text:span text:style-name="T5">&lt;</text:span><text:span text:style-name="T6">uses-permission</text:span> <text:span text:style-name="T7">android:name</text:span><text:span text:style-name="T8">=</text:span><text:span text:style-name="T13">"com.android.broswer.permission.WRITE_HISTORY_BOOKMARKS"</text:span> <text:span text:style-name="T5">/&gt;</text:span></text:p>
      <text:p text:style-name="P10"><text:s/></text:p>
      <text:p text:style-name="P10"/>
      <text:list xml:id="list881773400" text:continue-numbering="true" text:style-name="List_20_3">
        <text:list-item>
          <text:p text:style-name="P20">Datei:SimpleCursorAdapterActivity.java</text:p>
          <text:p text:style-name="P20"/>
        </text:list-item>
      </text:list>
      <text:p text:style-name="P5">/*</text:p>
      <text:p text:style-name="P5">&lt;uses-permission android:name="com.android.browser.permission.READ_HISTORY_BOOKMARKS" /&gt;</text:p>
      <text:p text:style-name="P5">&lt;uses-permission android:name="com.android.broswer.permission.WRITE_HISTORY_BOOKMARKS" /&gt;</text:p>
      <text:p text:style-name="P5">*/</text:p>
      <text:p text:style-name="P5">package org.ht.android;</text:p>
      <text:p text:style-name="P5"/>
      <text:p text:style-name="P5">import android.app.ListActivity;</text:p>
      <text:p text:style-name="P5">import android.database.Cursor;</text:p>
      <text:p text:style-name="P5">import android.os.Bundle;</text:p>
      <text:p text:style-name="P5">import android.provider.Browser;</text:p>
      <text:p text:style-name="P5"/>
      <text:p text:style-name="P5">import android.view.View;</text:p>
      <text:p text:style-name="P5">import android.widget.ListView;</text:p>
      <text:p text:style-name="P5">import android.widget.SimpleCursorAdapter;</text:p>
      <text:p text:style-name="P5">import android.widget.Toast;</text:p>
      <text:p text:style-name="P5"/>
      <text:p text:style-name="P5">public class SimpleCursorAdapterActivity extends ListActivity {</text:p>
      <text:p text:style-name="P5"><text:s text:c="4"/></text:p>
      <text:p text:style-name="P5"><text:s text:c="4"/>@Override</text:p>
      <text:p text:style-name="P5"><text:s text:c="4"/>public void onCreate(Bundle savedInstanceState) {</text:p>
      <text:p text:style-name="P5"><text:s text:c="8"/>super.onCreate(savedInstanceState);</text:p>
      <text:p text:style-name="P5"><text:s text:c="8"/></text:p>
      <text:p text:style-name="P5"><text:s text:c="8"/>//setContentView(R.layout.main);</text:p>
      <text:p text:style-name="P5"><text:s text:c="8"/></text:p>
      <text:p text:style-name="P5"/>
      <text:p text:style-name="P5"><text:s text:c="8"/>// DB - FELDER</text:p>
      <text:p text:style-name="P5"><text:s text:c="8"/>String[] projection = new String[] {</text:p>
      <text:p text:style-name="P5"><text:s text:c="8"/><text:tab/><text:tab/>Browser.BookmarkColumns._ID, </text:p>
      <text:p text:style-name="P5"><text:s text:c="16"/>Browser.BookmarkColumns.TITLE, </text:p>
      <text:p text:style-name="P5"><text:s text:c="16"/>Browser.BookmarkColumns.URL,</text:p>
      <text:p text:style-name="P5"><text:s text:c="16"/>Browser.BookmarkColumns.VISITS};</text:p>
      <text:p text:style-name="P5"><text:s text:c="8"/></text:p>
      <text:p text:style-name="P5"><text:s text:c="8"/>// WAS soll angezeigt werden</text:p>
      <text:p text:style-name="P6"><text:s text:c="8"/>String[] displayFields = new String[] {</text:p>
      <text:p text:style-name="P6"><text:s text:c="8"/><text:tab/><text:tab/>Browser.BookmarkColumns.VISITS,</text:p>
      <text:p text:style-name="P6"><text:s text:c="16"/>Browser.BookmarkColumns.TITLE, </text:p>
      <text:p text:style-name="P6"><text:s text:c="16"/>Browser.BookmarkColumns.URL};</text:p>
      <text:p text:style-name="P6"/>
      <text:p text:style-name="P5"><text:s text:c="8"/>// WO soll WAS anezeigt werden</text:p>
      <text:p text:style-name="P4"><text:s text:c="8"/>int[] displayViews = new int[] { </text:p>
      <text:p text:style-name="P4"><text:s text:c="8"/><text:tab/><text:tab/>R.id.bmark_visits,</text:p>
      <text:p text:style-name="P4"><text:s text:c="16"/>R.id.bmark_title,</text:p>
      <text:p text:style-name="P4"><text:s text:c="16"/>R.id.bmark_url};</text:p>
      <text:p text:style-name="P4"/>
      <text:p text:style-name="P5"><text:s text:c="8"/>Cursor cur = managedQuery(</text:p>
      <text:p text:style-name="P5"><text:s text:c="8"/><text:tab/><text:tab/>android.provider.Browser.BOOKMARKS_URI, </text:p>
      <text:p text:style-name="P5"><text:s text:c="16"/>projection, null, null, null);</text:p>
      <text:p text:style-name="P5"><text:soft-page-break/><text:s text:c="8"/></text:p>
      <text:p text:style-name="P5"><text:s text:c="8"/></text:p>
      <text:p text:style-name="P5"><text:s text:c="8"/>setListAdapter(new SimpleCursorAdapter(this, </text:p>
      <text:p text:style-name="code"><text:span text:style-name="T8"><text:s/></text:span><text:span text:style-name="T20"><text:s text:c="7"/><text:tab/><text:tab/>R.layout.text_list, </text:span></text:p>
      <text:p text:style-name="code"><text:span text:style-name="T20"><text:s/></text:span><text:span text:style-name="T8"><text:s text:c="7"/><text:tab/><text:tab/>cur, </text:span></text:p>
      <text:p text:style-name="P5"><text:s text:c="16"/>displayFields, </text:p>
      <text:p text:style-name="P5"><text:s text:c="16"/>displayViews));</text:p>
      <text:p text:style-name="P5"><text:s text:c="3"/>}</text:p>
      <text:p text:style-name="P5"><text:s text:c="4"/></text:p>
      <text:p text:style-name="P5"><text:s text:c="3"/></text:p>
      <text:p text:style-name="P5">}</text:p>
      <text:p text:style-name="Preformatted_20_Text"/>
      <text:p text:style-name="Preformatted_20_Text"/>
      <text:p text:style-name="Preformatted_20_Text"/>
      <text:h text:style-name="Heading_20_3" text:outline-level="3"><text:bookmark-start text:name="__RefHeading__6602_655597440"/>Aufgabe: Liste mit Icons<text:bookmark-end text:name="__RefHeading__6602_655597440"/></text:h>
      <text:p text:style-name="Text_20_body"><text:a xlink:type="simple" xlink:href="http://www.higherpass.com/Android/Tutorials/Creating-Lists-Using-The-Android-Listactivity/3/">http://www.higherpass.com/Android/Tutorials/Creating-Lists-Using-The-Android-Listactivity/3/</text:a></text:p>
      <text:p text:style-name="Text_20_body"/>
      <text:p text:style-name="Text_20_body">Pictures and other graphics can also be added to the list items. This takes even more work though. We will need to extend the SimpleCursorAdapter so that the getView method can be overridden. First though, create a new android xml file in res/layouts/ called image_list.xml with a root element of LinearLayout to hold the list item layout. </text:p>
      <text:p text:style-name="Preformatted_20_Text">&lt;?xml version="1.0" encoding="utf-8"?&gt;</text:p>
      <text:p text:style-name="Preformatted_20_Text">&lt;LinearLayout</text:p>
      <text:p text:style-name="Preformatted_20_Text"><text:s text:c="2"/>xmlns:android="http://schemas.android.com/apk/res/android"</text:p>
      <text:p text:style-name="Preformatted_20_Text"><text:s text:c="2"/>android:layout_width="fill_parent"</text:p>
      <text:p text:style-name="Preformatted_20_Text"><text:s text:c="2"/>android:layout_height="wrap_content"</text:p>
      <text:p text:style-name="Preformatted_20_Text"><text:s text:c="2"/>android:orientation="horizontal"&gt;</text:p>
      <text:p text:style-name="Preformatted_20_Text"><text:s text:c="2"/></text:p>
      <text:p text:style-name="Preformatted_20_Text"><text:s text:c="2"/>&lt;ImageView</text:p>
      <text:p text:style-name="Preformatted_20_Text"><text:s text:c="5"/>android:id="@+id/bimage"</text:p>
      <text:p text:style-name="Preformatted_20_Text"><text:s text:c="5"/>android:layout_height="22px"</text:p>
      <text:p text:style-name="Preformatted_20_Text"><text:s text:c="5"/>android:layout_width="22px"</text:p>
      <text:p text:style-name="Preformatted_20_Text"><text:s text:c="5"/>android:src="@drawable/icon"</text:p>
      <text:p text:style-name="Preformatted_20_Text"><text:s text:c="5"/>/&gt;</text:p>
      <text:p text:style-name="Preformatted_20_Text"><text:s text:c="2"/>&lt;TextView</text:p>
      <text:p text:style-name="Preformatted_20_Text"><text:s text:c="5"/>android:id="@+id/btitle"</text:p>
      <text:p text:style-name="Preformatted_20_Text"><text:s text:c="5"/>android:layout_width="fill_parent"</text:p>
      <text:p text:style-name="Preformatted_20_Text"><text:s text:c="5"/>android:layout_height="wrap_content"/&gt;</text:p>
      <text:p text:style-name="P9">&lt;/LinearLayout&gt;</text:p>
      <text:p text:style-name="Text_20_body"/>
      <text:p text:style-name="Text_20_body">This simple linear layout will be used to display each list element. The ImageView element will be used to display the favicon for the bookmark if one is stored. If one isn't stored the default application icon will be displayed. The src component was set to the icon. In the code below we'll change the image to the favicon if one exists. The TextView component will be used to hold the title of the bookmark. </text:p>
      <text:p text:style-name="Text_20_body">Now we need to extend SimpleCursorAdapter. Create a new class called ImageCursorAdapter in the same source package as TestListActivities.java. The new class should extend android.widget.SimpleCursorAdapter. </text:p>
      <text:p text:style-name="Preformatted_20_Text"/>
      <text:p text:style-name="Preformatted_20_Text">package com.higherpass.android.widgets.test;</text:p>
      <text:p text:style-name="Preformatted_20_Text"/>
      <text:p text:style-name="Preformatted_20_Text">import android.content.Context;</text:p>
      <text:p text:style-name="Preformatted_20_Text">import android.database.Cursor;</text:p>
      <text:p text:style-name="Preformatted_20_Text">import android.graphics.BitmapFactory;</text:p>
      <text:p text:style-name="Preformatted_20_Text"><text:soft-page-break/>import android.provider.Browser;</text:p>
      <text:p text:style-name="Preformatted_20_Text">import android.view.LayoutInflater;</text:p>
      <text:p text:style-name="Preformatted_20_Text">import android.view.View;</text:p>
      <text:p text:style-name="Preformatted_20_Text">import android.view.ViewGroup;</text:p>
      <text:p text:style-name="Preformatted_20_Text">import android.widget.ImageView;</text:p>
      <text:p text:style-name="Preformatted_20_Text">import android.widget.SimpleCursorAdapter;</text:p>
      <text:p text:style-name="Preformatted_20_Text">import android.widget.TextView;</text:p>
      <text:p text:style-name="Preformatted_20_Text"/>
      <text:p text:style-name="Preformatted_20_Text">public class ImageCursorAdapter extends SimpleCursorAdapter {</text:p>
      <text:p text:style-name="Preformatted_20_Text"/>
      <text:p text:style-name="Preformatted_20_Text"><text:s text:c="8"/>private Cursor c;</text:p>
      <text:p text:style-name="Preformatted_20_Text"><text:s text:c="8"/>private Context context;</text:p>
      <text:p text:style-name="Preformatted_20_Text"/>
      <text:p text:style-name="Preformatted_20_Text"><text:s text:c="8"/>public ImageCursorAdapter(Context context, int layout, Cursor c,</text:p>
      <text:p text:style-name="Preformatted_20_Text"><text:s text:c="24"/>String[] from, int[] to) {</text:p>
      <text:p text:style-name="Preformatted_20_Text"><text:s text:c="16"/>super(context, layout, c, from, to);</text:p>
      <text:p text:style-name="Preformatted_20_Text"><text:s text:c="16"/>this.c = c;</text:p>
      <text:p text:style-name="Preformatted_20_Text"><text:s text:c="16"/>this.context = context;</text:p>
      <text:p text:style-name="Preformatted_20_Text"><text:s text:c="8"/>}</text:p>
      <text:p text:style-name="Preformatted_20_Text"/>
      <text:p text:style-name="Preformatted_20_Text"><text:s text:c="8"/>public View getView(int pos, View inView, ViewGroup parent) {</text:p>
      <text:p text:style-name="Preformatted_20_Text"><text:s text:c="15"/>View v = inView;</text:p>
      <text:p text:style-name="Preformatted_20_Text"><text:s text:c="15"/>if (v == null) {</text:p>
      <text:p text:style-name="Preformatted_20_Text"><text:s text:c="20"/>LayoutInflater inflater = (LayoutInflater) context.getSystemService(Context.LAYOUT_INFLATER_SERVICE);</text:p>
      <text:p text:style-name="Preformatted_20_Text"><text:s text:c="20"/>v = inflater.inflate(R.layout.image_list, null);</text:p>
      <text:p text:style-name="Preformatted_20_Text"><text:s text:c="15"/>}</text:p>
      <text:p text:style-name="Preformatted_20_Text"><text:s text:c="15"/>this.c.moveToPosition(pos); <text:s text:c="13"/></text:p>
      <text:p text:style-name="Preformatted_20_Text"><text:s text:c="15"/>String bookmark = this.c.getString(this.c.getColumnIndex(Browser.BookmarkColumns.TITLE));</text:p>
      <text:p text:style-name="Preformatted_20_Text"><text:s text:c="15"/>byte[] favicon = this.c.getBlob(this.c.getColumnIndex(Browser.BookmarkColumns.FAVICON));</text:p>
      <text:p text:style-name="Preformatted_20_Text"><text:s text:c="15"/>if (favicon != null) {</text:p>
      <text:p text:style-name="Preformatted_20_Text"><text:s text:c="19"/>ImageView iv = (ImageView) v.findViewById(R.id.bimage);</text:p>
      <text:p text:style-name="Preformatted_20_Text"><text:s text:c="19"/>iv.setImageBitmap(BitmapFactory.decodeByteArray(favicon, 0, favicon.length));</text:p>
      <text:p text:style-name="Preformatted_20_Text"><text:s text:c="15"/>}</text:p>
      <text:p text:style-name="Preformatted_20_Text"><text:s text:c="15"/>TextView bTitle = (TextView) v.findViewById(R.id.btitle);</text:p>
      <text:p text:style-name="Preformatted_20_Text"><text:s text:c="15"/>bTitle.setText(bookmark);</text:p>
      <text:p text:style-name="Preformatted_20_Text"><text:s text:c="15"/>return(v);</text:p>
      <text:p text:style-name="Preformatted_20_Text"><text:s text:c="8"/>}</text:p>
      <text:p text:style-name="Preformatted_20_Text"/>
      <text:p text:style-name="P9">}</text:p>
      <text:p text:style-name="Text_20_body"/>
      <text:p text:style-name="Text_20_body">The ImageCursorAdapter class extends the SimpleCursorAdapter class so that we can override the getView() method. This will allow us to customize the ListView rows. First though we need to create the constructor. The constructor, public ImageCursorAdapter(), expects 5 paramters. They are the context, the layout resource to use, the cursor with the data, and field to view element mapping arrays respectively in 4 and 5. The cursor will then pass the parameters to the constructor for SimpleCursorAdapter with the super() method. </text:p>
      <text:p text:style-name="Text_20_body">Now override the getView() method from SimpleCursorAdapter. The getView() method expects 3 parameters, the position in the list/cursor, the view, and the parent. If a view wasn't provided to the getView() method use the LayoutInflater to create the view from the layout. Next move the cursor pointer to the correct position. For more information about using cursors see <text:a xlink:type="simple" xlink:href="http://www.higherpass.com/Android/Tutorials/Accessing-Data-With-Android-Cursors/" office:target-frame-name="_blank" xlink:show="new">Using Cursors In Android Tutorial</text:a>. </text:p>
      <text:p text:style-name="Text_20_body">Get the title of the bookmark and store it in the string bookmark. The favicon is stored as a blob in the SQLite database. The cursor function getBlob() will properly retrieve the data from the cursor and return it as a byte array. This is good because we can use the byte array to <text:soft-page-break/>create our bitmap for the image. If the favicon value isn't null then there was an icon stored in the database. Extract the ImageView component from the view. Now use the BitmapFactory to create a bitmap from the byte array and set it as the ImageView image with setImageBitmap. For more information on images see the <text:a xlink:type="simple" xlink:href="http://www.higherpass.com/Android/Tutorials/Working-With-Images-In-Android/" office:target-frame-name="_blank" xlink:show="new">Android Image Tutorial</text:a>. Finally set the title TextView and return the view. </text:p>
      <text:p text:style-name="Text_20_body"/>
      <text:h text:style-name="Heading_20_3" text:outline-level="3"><text:bookmark-start text:name="__RefHeading__6604_655597440"/>Aufgabe: Liste mit Checkbox<text:bookmark-end text:name="__RefHeading__6604_655597440"/></text:h>
      <text:p text:style-name="Text_20_body"><text:a xlink:type="simple" xlink:href="http://www.higherpass.com/Android/Tutorials/Creating-Lists-Using-The-Android-Listactivity/4/">http://www.higherpass.com/Android/Tutorials/Creating-Lists-Using-The-Android-Listactivity/4/</text:a></text:p>
      <text:p text:style-name="Text_20_body"/>
      <text:p text:style-name="Text_20_body">Creating checked lists is similar to creating the image list on the previous page. A custom layout will need to be created and the SimpleCursorAdapter class will need to be extended to override getView(). Create a new xml file in res/layout/ called check_list.xml. This will hold the checked list layout. </text:p>
      <text:p text:style-name="Text_20_body"/>
      <text:p text:style-name="Preformatted_20_Text">&lt;?xml version="1.0" encoding="utf-8"?&gt;</text:p>
      <text:p text:style-name="Preformatted_20_Text">&lt;LinearLayout</text:p>
      <text:p text:style-name="Preformatted_20_Text"><text:s text:c="4"/>xmlns:android="http://schemas.android.com/apk/res/android"</text:p>
      <text:p text:style-name="Preformatted_20_Text"><text:s text:c="4"/>android:layout_width="fill_parent"</text:p>
      <text:p text:style-name="Preformatted_20_Text"><text:s text:c="4"/>android:layout_height="wrap_content"</text:p>
      <text:p text:style-name="Preformatted_20_Text"><text:s text:c="4"/>android:orientation="horizontal"&gt;</text:p>
      <text:p text:style-name="Preformatted_20_Text"><text:s text:c="2"/>&lt;CheckBox</text:p>
      <text:p text:style-name="Preformatted_20_Text"><text:s text:c="7"/>android:id="@+id/bcheck"</text:p>
      <text:p text:style-name="Preformatted_20_Text"><text:s text:c="7"/>android:layout_height="wrap_content"</text:p>
      <text:p text:style-name="Preformatted_20_Text"><text:s text:c="7"/>android:layout_width="wrap_content"</text:p>
      <text:p text:style-name="Preformatted_20_Text"><text:s text:c="7"/>/&gt;</text:p>
      <text:p text:style-name="P9">&lt;/LinearLayout&gt;</text:p>
      <text:p text:style-name="Text_20_body"/>
      <text:p text:style-name="Text_20_body">This is a simple LinearLayout although the only component is the CheckBox element with the id of bcheck. CheckBox elements are really a view themselves. They consist of the checkbox and a TextView component to the right. This makes using checkboxes very easy as the code below will show. </text:p>
      <text:p text:style-name="Text_20_body">Create a new class in the project called CheckboxCursorAdapter that extends android.widget.SimpleCursorAdapter. </text:p>
      <text:p text:style-name="Preformatted_20_Text"/>
      <text:p text:style-name="Preformatted_20_Text">package com.higherpass.android.widgets.test; </text:p>
      <text:p text:style-name="Preformatted_20_Text"/>
      <text:p text:style-name="Preformatted_20_Text">import java.util.ArrayList; </text:p>
      <text:p text:style-name="Preformatted_20_Text"/>
      <text:p text:style-name="Preformatted_20_Text">import android.content.Context;</text:p>
      <text:p text:style-name="Preformatted_20_Text">import android.database.Cursor;</text:p>
      <text:p text:style-name="Preformatted_20_Text">import android.provider.Browser;</text:p>
      <text:p text:style-name="Preformatted_20_Text">import android.view.LayoutInflater;</text:p>
      <text:p text:style-name="Preformatted_20_Text">import android.view.View;</text:p>
      <text:p text:style-name="Preformatted_20_Text">import android.view.View.OnClickListener;</text:p>
      <text:p text:style-name="Preformatted_20_Text">import android.view.ViewGroup;</text:p>
      <text:p text:style-name="Preformatted_20_Text">import android.widget.CheckBox;</text:p>
      <text:p text:style-name="Preformatted_20_Text">import android.widget.SimpleCursorAdapter;</text:p>
      <text:p text:style-name="Preformatted_20_Text">import android.widget.TextView;</text:p>
      <text:p text:style-name="Preformatted_20_Text"/>
      <text:p text:style-name="Preformatted_20_Text">public class CheckboxCursorAdapter extends SimpleCursorAdapter {</text:p>
      <text:p text:style-name="Preformatted_20_Text"/>
      <text:p text:style-name="Preformatted_20_Text"><text:s text:c="8"/>private Cursor c;</text:p>
      <text:p text:style-name="Preformatted_20_Text"><text:s text:c="8"/>private Context context;</text:p>
      <text:p text:style-name="Preformatted_20_Text"><text:soft-page-break/><text:s text:c="8"/>private ArrayList&lt;Integer&gt; checkList = new ArrayList&lt;Integer&gt;();</text:p>
      <text:p text:style-name="Preformatted_20_Text"><text:s text:c="8"/></text:p>
      <text:p text:style-name="Preformatted_20_Text"><text:s text:c="8"/>public CheckboxCursorAdapter(Context context, int layout, Cursor c,</text:p>
      <text:p text:style-name="Preformatted_20_Text"><text:s text:c="24"/>String[] from, int[] to) {</text:p>
      <text:p text:style-name="Preformatted_20_Text"><text:s text:c="16"/>super(context, layout, c, from, to);</text:p>
      <text:p text:style-name="Preformatted_20_Text"><text:s text:c="16"/>this.c = c;</text:p>
      <text:p text:style-name="Preformatted_20_Text"><text:s text:c="16"/>this.context = context;</text:p>
      <text:p text:style-name="Preformatted_20_Text"><text:s text:c="8"/>}</text:p>
      <text:p text:style-name="Preformatted_20_Text"><text:s text:c="8"/></text:p>
      <text:p text:style-name="Preformatted_20_Text"><text:s text:c="8"/>public View getView(int pos, View inView, ViewGroup parent) {</text:p>
      <text:p text:style-name="Preformatted_20_Text"><text:s text:c="16"/>View v = inView;</text:p>
      <text:p text:style-name="Preformatted_20_Text"><text:s text:c="16"/>if (v == null) {</text:p>
      <text:p text:style-name="Preformatted_20_Text"><text:s text:c="24"/>LayoutInflater inflater = (LayoutInflater) context.getSystemService(Context.LAYOUT_INFLATER_SERVICE);</text:p>
      <text:p text:style-name="Preformatted_20_Text"><text:s text:c="24"/>v = inflater.inflate(R.layout.check_list, null);</text:p>
      <text:p text:style-name="Preformatted_20_Text"><text:s text:c="16"/>}</text:p>
      <text:p text:style-name="Preformatted_20_Text"><text:s text:c="16"/>this.c.moveToPosition(pos); <text:s text:c="12"/></text:p>
      <text:p text:style-name="Preformatted_20_Text"><text:s text:c="16"/>String bookmark = this.c.getString(this.c.getColumnIndex(Browser.BookmarkColumns.TITLE));</text:p>
      <text:p text:style-name="Preformatted_20_Text"><text:s text:c="16"/>CheckBox cBox = (CheckBox) v.findViewById(R.id.bcheck);</text:p>
      <text:p text:style-name="Preformatted_20_Text"><text:s text:c="16"/>cBox.setTag(Integer.parseInt(this.c.getString(this.c.getColumnIndex(Browser.BookmarkColumns._ID))));</text:p>
      <text:p text:style-name="Preformatted_20_Text"><text:s text:c="16"/>cBox.setText(bookmark);</text:p>
      <text:p text:style-name="Preformatted_20_Text"><text:s text:c="16"/>if (Integer.parseInt(this.c.getString(this.c.getColumnIndex(Browser.BookmarkColumns._ID))) % 2 != 0) {</text:p>
      <text:p text:style-name="Preformatted_20_Text"><text:s text:c="24"/>cBox.setChecked(true); <text:s/></text:p>
      <text:p text:style-name="Preformatted_20_Text"><text:s text:c="16"/>}</text:p>
      <text:p text:style-name="Preformatted_20_Text"><text:s text:c="16"/>return(v);</text:p>
      <text:p text:style-name="Preformatted_20_Text"><text:s text:c="8"/>}</text:p>
      <text:p text:style-name="Preformatted_20_Text"/>
      <text:p text:style-name="P9">}</text:p>
      <text:p text:style-name="Text_20_body"/>
      <text:p text:style-name="Text_20_body">The CheckboxCursorAdapter class has a simple constructor just like the ImageCursorAdapter. The constructor just needs to pass the data into the SimpleCursorAdapter constructor. The getView() method is very similar to before as well. If the passed view is null we need to use the LayoutInflater to create a view from the layout we created in check_list.xml. Then move the cursor to the correct position in the list and populate the data into the correct parts of the view. </text:p>
      <text:p text:style-name="Text_20_body">Use the cBox.setText() method to set the text of the checkbox. To check the checkbox by default use the setChecked() function to set the checked state. In this example the checkbox defaults as checked to all items with an odd database ID in the list. </text:p>
      <text:p text:style-name="Text_20_body">A few modifications are needed to TestListActivities to reflect the checked list. </text:p>
      <text:p text:style-name="Preformatted_20_Text"><text:s text:c="4"/>public void onCreate(Bundle savedInstanceState) {</text:p>
      <text:p text:style-name="Preformatted_20_Text"><text:s text:c="8"/>super.onCreate(savedInstanceState);</text:p>
      <text:p text:style-name="Preformatted_20_Text"><text:s text:c="8"/>setContentView(R.layout.main);</text:p>
      <text:p text:style-name="Preformatted_20_Text"><text:s text:c="8"/>String[] projection = new String[] {Browser.BookmarkColumns._ID, </text:p>
      <text:p text:style-name="Preformatted_20_Text"><text:s text:c="36"/>Browser.BookmarkColumns.TITLE};</text:p>
      <text:p text:style-name="Preformatted_20_Text"><text:s text:c="8"/>String[] displayFields = new String[] {Browser.BookmarkColumns.TITLE};</text:p>
      <text:p text:style-name="Preformatted_20_Text"><text:s text:c="8"/>int[] displayViews = new int[] {R.id.btitle};</text:p>
      <text:p text:style-name="Preformatted_20_Text"><text:s/></text:p>
      <text:p text:style-name="Preformatted_20_Text"><text:s text:c="8"/>Cursor cur = managedQuery(android.provider.Browser.BOOKMARKS_URI, </text:p>
      <text:p text:style-name="Preformatted_20_Text"><text:s text:c="23"/>projection, null, null, null);</text:p>
      <text:p text:style-name="Preformatted_20_Text"><text:s/></text:p>
      <text:p text:style-name="Preformatted_20_Text"><text:s text:c="8"/>setListAdapter(new CheckboxCursorAdapter(this, </text:p>
      <text:p text:style-name="Preformatted_20_Text"><text:s text:c="24"/>R.layout.check_list, cur, </text:p>
      <text:p text:style-name="Preformatted_20_Text"><text:s text:c="24"/>displayFields, displayViews</text:p>
      <text:p text:style-name="Preformatted_20_Text"><text:soft-page-break/><text:s text:c="8"/>));</text:p>
      <text:p text:style-name="P9"><text:s text:c="4"/>}</text:p>
      <text:p text:style-name="Text_20_body"/>
      <text:p text:style-name="Text_20_body"/>
      <text:h text:style-name="Heading_20_3" text:outline-level="3"><text:bookmark-start text:name="__RefHeading__6606_655597440"/>Aufgabe: Liste mit Action<text:bookmark-end text:name="__RefHeading__6606_655597440"/></text:h>
      <text:p text:style-name="Text_20_body"><text:a xlink:type="simple" xlink:href="http://www.higherpass.com/Android/Tutorials/Creating-Lists-Using-The-Android-Listactivity/5/">http://www.higherpass.com/Android/Tutorials/Creating-Lists-Using-The-Android-Listactivity/5/</text:a></text:p>
      <text:p text:style-name="Text_20_body"/>
      <text:p text:style-name="Text_20_body">To demonstrate actions we're going to add the capability to manage a list of checked items to CheckboxCursorAdapter. Actions are handled with listeners, we're going to use an onClickListener. The onClickListener should be attached to the checkbox in getView(). All that's needed is creating a creating an ArrayList to hold the checked list, create the onClickListener() to manage the list, and set the list position into the checkbox tag field for use in the list. </text:p>
      <text:p text:style-name="Text_20_body">The list needs a unique ID for each element in the list that we can store in the ArrayList to manage what is checked. To do this we store the list position into the checkbox tag with setTag(). In getView() create and attach an onClickListener() to the checkbox element, cBox. The onClickListener() expects a class that contains public void method onClick(). The onClickListener() will pass the View element that was clicked into the onClick() method. The onClick() function needs to get the value from the checkbox tag with getTag(). Then if the checkbox was clicked add the position stored in the tag into the ArrayList. And if the checkbox was unchecked remove the tag from the ArrayList. </text:p>
      <text:p text:style-name="Preformatted_20_Text">package com.higherpass.android.widgets.test;</text:p>
      <text:p text:style-name="Preformatted_20_Text"/>
      <text:p text:style-name="Preformatted_20_Text">import java.util.ArrayList; </text:p>
      <text:p text:style-name="Preformatted_20_Text"/>
      <text:p text:style-name="Preformatted_20_Text">import android.content.Context;</text:p>
      <text:p text:style-name="Preformatted_20_Text">import android.database.Cursor;</text:p>
      <text:p text:style-name="Preformatted_20_Text">import android.provider.Browser;</text:p>
      <text:p text:style-name="Preformatted_20_Text">import android.view.LayoutInflater;</text:p>
      <text:p text:style-name="Preformatted_20_Text">import android.view.View;</text:p>
      <text:p text:style-name="Preformatted_20_Text">import android.view.View.OnClickListener;</text:p>
      <text:p text:style-name="Preformatted_20_Text">import android.view.ViewGroup;</text:p>
      <text:p text:style-name="Preformatted_20_Text">import android.widget.CheckBox;</text:p>
      <text:p text:style-name="Preformatted_20_Text">import android.widget.SimpleCursorAdapter;</text:p>
      <text:p text:style-name="Preformatted_20_Text">import android.widget.TextView;</text:p>
      <text:p text:style-name="Preformatted_20_Text"/>
      <text:p text:style-name="Preformatted_20_Text">public class CheckboxCursorAdapter extends SimpleCursorAdapter {</text:p>
      <text:p text:style-name="Preformatted_20_Text"/>
      <text:p text:style-name="Preformatted_20_Text"><text:s text:c="8"/>private Cursor c;</text:p>
      <text:p text:style-name="Preformatted_20_Text"><text:s text:c="8"/>private Context context;</text:p>
      <text:p text:style-name="Preformatted_20_Text"><text:s text:c="8"/>private ArrayList&lt;String&gt; checkList = new ArrayList&lt;String&gt;();</text:p>
      <text:p text:style-name="Preformatted_20_Text"><text:s text:c="8"/></text:p>
      <text:p text:style-name="Preformatted_20_Text"><text:s text:c="8"/>public CheckboxCursorAdapter(Context context, int layout, Cursor c,</text:p>
      <text:p text:style-name="Preformatted_20_Text"><text:s text:c="24"/>String[] from, int[] to) {</text:p>
      <text:p text:style-name="Preformatted_20_Text"><text:s text:c="16"/>super(context, layout, c, from, to);</text:p>
      <text:p text:style-name="Preformatted_20_Text"><text:s text:c="16"/>this.c = c;</text:p>
      <text:p text:style-name="Preformatted_20_Text"><text:s text:c="16"/>this.context = context;</text:p>
      <text:p text:style-name="Preformatted_20_Text"><text:s text:c="8"/>}</text:p>
      <text:p text:style-name="Preformatted_20_Text"><text:s text:c="8"/></text:p>
      <text:p text:style-name="Preformatted_20_Text"><text:s text:c="8"/>public View getView(int pos, View inView, ViewGroup parent) {</text:p>
      <text:p text:style-name="Preformatted_20_Text"><text:s text:c="16"/>View v = inView;</text:p>
      <text:p text:style-name="Preformatted_20_Text"><text:s text:c="16"/>if (v == null) {</text:p>
      <text:p text:style-name="Preformatted_20_Text"><text:s text:c="24"/>LayoutInflater inflater = (LayoutInflater) context.getSystemService(Context.LAYOUT_INFLATER_SERVICE);</text:p>
      <text:p text:style-name="Preformatted_20_Text"><text:s text:c="24"/>v = inflater.inflate(R.layout.check_list, null);</text:p>
      <text:p text:style-name="Preformatted_20_Text"><text:s text:c="16"/>}</text:p>
      <text:p text:style-name="Preformatted_20_Text"><text:soft-page-break/><text:s text:c="16"/>this.c.moveToPosition(pos); <text:s text:c="12"/></text:p>
      <text:p text:style-name="Preformatted_20_Text"><text:s text:c="16"/>String bookmark = this.c.getString(this.c.getColumnIndex(Browser.BookmarkColumns.TITLE));</text:p>
      <text:p text:style-name="Preformatted_20_Text"><text:s text:c="16"/>CheckBox cBox = (CheckBox) v.findViewById(R.id.bcheck);</text:p>
      <text:p text:style-name="Preformatted_20_Text"><text:s text:c="16"/>cBox.setTag(pos);</text:p>
      <text:p text:style-name="Preformatted_20_Text"><text:s text:c="16"/>cBox.setText(bookmark);</text:p>
      <text:p text:style-name="Preformatted_20_Text"><text:s text:c="16"/>if (Integer.parseInt(this.c.getString(this.c.getColumnIndex(Browser.BookmarkColumns._ID))) % 2 != 0) {</text:p>
      <text:p text:style-name="Preformatted_20_Text"><text:s text:c="24"/>cBox.setChecked(true); <text:s/></text:p>
      <text:p text:style-name="Preformatted_20_Text"><text:s text:c="24"/>checkList.add((String) cBox.getTag());</text:p>
      <text:p text:style-name="Preformatted_20_Text"><text:s text:c="16"/>}</text:p>
      <text:p text:style-name="Preformatted_20_Text"><text:s text:c="16"/>cBox.setOnClickListener(new OnClickListener() { <text:s/></text:p>
      <text:p text:style-name="Preformatted_20_Text"><text:s text:c="24"/>@Override</text:p>
      <text:p text:style-name="Preformatted_20_Text"><text:s text:c="24"/>public void onClick(View v) {</text:p>
      <text:p text:style-name="Preformatted_20_Text"><text:s text:c="32"/>CheckBox cBox = (CheckBox) v.findViewById(R.id.bcheck);</text:p>
      <text:p text:style-name="Preformatted_20_Text"><text:s text:c="32"/>if (cBox.isChecked()) {</text:p>
      <text:p text:style-name="Preformatted_20_Text"><text:s text:c="40"/>//cBox.setChecked(false);</text:p>
      <text:p text:style-name="Preformatted_20_Text"><text:s text:c="40"/>checkList.add((String) cBox.getTag());</text:p>
      <text:p text:style-name="Preformatted_20_Text"><text:s text:c="32"/>} </text:p>
      <text:p text:style-name="Preformatted_20_Text"><text:s text:c="32"/>else if (!cBox.isChecked()) {</text:p>
      <text:p text:style-name="Preformatted_20_Text"><text:s text:c="40"/>//cBox.setChecked(true);</text:p>
      <text:p text:style-name="Preformatted_20_Text"><text:s text:c="40"/>checkList.remove(cBox.getTag());</text:p>
      <text:p text:style-name="Preformatted_20_Text"><text:s text:c="32"/>}</text:p>
      <text:p text:style-name="Preformatted_20_Text"><text:s text:c="24"/>}</text:p>
      <text:p text:style-name="Preformatted_20_Text"><text:s text:c="16"/>});</text:p>
      <text:p text:style-name="Preformatted_20_Text"/>
      <text:p text:style-name="Preformatted_20_Text"><text:s text:c="16"/>return(v);</text:p>
      <text:p text:style-name="Preformatted_20_Text"><text:s text:c="8"/>}</text:p>
      <text:p text:style-name="Preformatted_20_Text"/>
      <text:p text:style-name="P9">}</text:p>
      <text:p text:style-name="Text_20_body"/>
      <text:p text:style-name="Text_20_body">No other changes are required other than the additions to CheckboxCursorAdapter to enable the onClickListener. This should be enough to get you started building and presenting lists in Android applications.</text:p>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100%"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0.088cm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035cm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18cm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02cm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02cm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100%" fo:margin-left="0cm" fo:margin-right="0cm" fo:text-indent="0cm" style:auto-text-indent="false" fo:padding="0cm" fo:border-left="none" fo:border-right="none" fo:border-top="none" fo:border-bottom="0.088cm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cm" fo:margin-right="0cm" fo:margin-top="0.199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02cm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02cm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018cm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100%"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100%"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02cm solid #993366" style:shadow="none">
        <style:tab-stops/>
        <style:drop-cap/>
        <style:background-image/>
      </style:paragraph-properties>
      <style:text-properties fo:font-size="10pt" fo:font-weight="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Android-Listen<text:tab/>Arbeitsunterlage</text:p>
      </style:header>
      <style:footer>
        <text:p text:style-name="Footer">Informatik<text:tab/><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11-06-25T20:16:49</meta:creation-date>
    <meta:editing-cycles>33</meta:editing-cycles>
    <meta:editing-duration>P1DT8H4M29S</meta:editing-duration>
    <meta:initial-creator>Anton Hofmann</meta:initial-creator>
    <dc:date>2013-05-03T10:36:11</dc:date>
    <dc:creator>Anton Hofmann</dc:creator>
    <meta:document-statistic meta:table-count="0" meta:image-count="0" meta:object-count="0" meta:page-count="13" meta:paragraph-count="473" meta:word-count="2298" meta:character-count="23766"/>
    <meta:user-defined meta:name="Info 1"/>
    <meta:user-defined meta:name="Info 2"/>
    <meta:user-defined meta:name="Info 3"/>
    <meta:user-defined meta:name="Info 4"/>
    <meta:template xlink:type="simple" xlink:actuate="onRequest" xlink:title="arbeitsunterlage" xlink:href="../../../htl/ab/meineVorlagen/arbeitsunterlage.ott" meta:date="2011-10-31T08:48:41"/>
  </office:meta>
</office:document-meta>
</file>